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3333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3333"/>
    </style:style>
    <style:style style:name="P2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333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color="#ff3333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programozási nyelv<text:line-break/><text:span text:style-name="T1">Névkonvenciók</text:span></text:p>
          </draw:text-box>
        </draw:frame>
        <draw:frame presentation:style-name="pr2" draw:text-style-name="P1" draw:layer="layout" svg:width="25.199cm" svg:height="16.48cm" svg:x="1.471cm" svg:y="4.128cm" presentation:class="subtitle" presentation:user-transformed="true">
          <draw:text-box>
            <text:p><text:span text:style-name="T2"/></text:p>
            <text:p><text:span text:style-name="T3">Class (Osztály)</text:span><text:span text:style-name="T4"> – Kezdődjön nagybetűvel, tartalma főnév </text:span></text:p>
            <text:p><text:span text:style-name="T4">pl. Human, System</text:span></text:p>
            <text:p><text:span text:style-name="T5"/></text:p>
            <text:p><text:span text:style-name="T3">Interface (Felület)</text:span><text:span text:style-name="T4"> – Kezdődjön nagybetűvel, tartalma melléknév </text:span><text:span text:style-name="T3">*</text:span></text:p>
            <text:p><text:span text:style-name="T4">pl. Runnable, ActionListener</text:span></text:p>
            <text:p><text:span text:style-name="T2"/></text:p>
            <text:p><text:span text:style-name="T3">Method (Metódus)</text:span><text:span text:style-name="T4"> – Kezdődjön kisbetűvel, tartalma ige </text:span><text:span text:style-name="T3">*</text:span></text:p>
            <text:p><text:span text:style-name="T4">pl. getAll(), println()</text:span></text:p>
            <text:p><text:span text:style-name="T5"/></text:p>
            <text:p><text:span text:style-name="T3">Variable (Változó)</text:span><text:span text:style-name="T4"> – Kezdődjön kisbetűvel, tartalma (általában) főnév </text:span><text:span text:style-name="T3">*</text:span></text:p>
            <text:p><text:span text:style-name="T4">pl. lastName, summary</text:span></text:p>
            <text:p><text:span text:style-name="T5"/></text:p>
            <text:p><text:span text:style-name="T3">Package (Csomag)</text:span><text:span text:style-name="T4"> – Végig kisbetűvel</text:span></text:p>
            <text:p><text:span text:style-name="T4">pl. flowacademy, javapractice</text:span></text:p>
            <text:p><text:span text:style-name="T5"/></text:p>
            <text:p><text:span text:style-name="T3">Constants (Állandó) </text:span><text:span text:style-name="T4">– Végig nagybetűvel, több szórész alávonással kapcsolva</text:span></text:p>
            <text:p><text:span text:style-name="T4">pl. VALUE_MAX, DIFFERENCE</text:span></text:p>
            <text:p><text:span text:style-name="T2"/></text:p>
            <text:p><text:span text:style-name="T6">*</text:span><text:span text:style-name="T7"> ! Belső szórészek kezdete nagybetűs → CamelCase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5:42:44.718928205</meta:creation-date>
    <dc:date>2018-02-28T17:14:15.024904004</dc:date>
    <meta:editing-duration>PT10M19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